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solid" style:text-underline-width="auto" style:text-underline-color="font-color" officeooo:rsid="001ac15e" officeooo:paragraph-rsid="001ac15e"/>
    </style:style>
    <style:style style:name="P2" style:family="paragraph" style:parent-style-name="Standard">
      <style:text-properties style:text-underline-style="solid" style:text-underline-width="auto" style:text-underline-color="font-color" officeooo:rsid="001d6ce3" officeooo:paragraph-rsid="001d6ce3"/>
    </style:style>
    <style:style style:name="P3" style:family="paragraph" style:parent-style-name="Standard">
      <style:text-properties style:text-underline-style="solid" style:text-underline-width="auto" style:text-underline-color="font-color" officeooo:rsid="001e497c" officeooo:paragraph-rsid="001e497c"/>
    </style:style>
    <style:style style:name="P4" style:family="paragraph" style:parent-style-name="Standard">
      <style:text-properties style:text-underline-style="none" officeooo:rsid="001ac15e" officeooo:paragraph-rsid="001ac15e"/>
    </style:style>
    <style:style style:name="P5" style:family="paragraph" style:parent-style-name="Standard">
      <style:text-properties style:text-underline-style="none" officeooo:rsid="001bb976" officeooo:paragraph-rsid="001bb976"/>
    </style:style>
    <style:style style:name="P6" style:family="paragraph" style:parent-style-name="Standard">
      <style:text-properties style:text-underline-style="none" fo:font-weight="bold" officeooo:rsid="001bb976" officeooo:paragraph-rsid="001bb976" style:font-weight-asian="bold" style:font-weight-complex="bold"/>
    </style:style>
    <style:style style:name="P7" style:family="paragraph" style:parent-style-name="Standard">
      <style:text-properties style:text-underline-style="none" officeooo:rsid="001c07a3" officeooo:paragraph-rsid="001c07a3"/>
    </style:style>
    <style:style style:name="P8" style:family="paragraph" style:parent-style-name="Standard">
      <style:text-properties style:text-underline-style="none" officeooo:rsid="001d6ce3" officeooo:paragraph-rsid="001d6ce3"/>
    </style:style>
    <style:style style:name="P9" style:family="paragraph" style:parent-style-name="Standard">
      <style:text-properties style:text-underline-style="none" officeooo:rsid="001e497c" officeooo:paragraph-rsid="001e497c"/>
    </style:style>
    <style:style style:name="P10" style:family="paragraph" style:parent-style-name="Standard">
      <style:text-properties style:text-underline-style="none" officeooo:rsid="001e497c" officeooo:paragraph-rsid="001e497c"/>
    </style:style>
    <style:style style:name="P11" style:family="paragraph" style:parent-style-name="Standard">
      <style:text-properties style:text-underline-style="none" officeooo:rsid="001fdf89" officeooo:paragraph-rsid="001fdf89"/>
    </style:style>
    <style:style style:name="P12" style:family="paragraph" style:parent-style-name="Standard">
      <style:text-properties style:text-underline-style="solid" style:text-underline-width="auto" style:text-underline-color="font-color" officeooo:rsid="001fdf89" officeooo:paragraph-rsid="001fdf89"/>
    </style:style>
    <style:style style:name="T1" style:family="text">
      <style:text-properties officeooo:rsid="001bb976"/>
    </style:style>
    <style:style style:name="T2" style:family="text">
      <style:text-properties officeooo:rsid="001c07a3"/>
    </style:style>
    <style:style style:name="T3" style:family="text">
      <style:text-properties officeooo:rsid="001d36f0"/>
    </style:style>
    <style:style style:name="T4" style:family="text">
      <style:text-properties officeooo:rsid="001e497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undi 18 décembre :</text:p>
      <text:p text:style-name="P6"/>
      <text:p text:style-name="P4">Nous avons débuté ce projet par une réunion d’organisation. A <text:span text:style-name="T1">l’issue</text:span> de celle-ci, plusieurs décisions :</text:p>
      <text:p text:style-name="P4">- Nous serons tous ensemble à l’IM2AG tous les jours de 10h00 à 12h00 et de 16h00 à 17h00 au minimum ;</text:p>
      <text:p text:style-name="P4">- Nous travaillerons dans un premier temps vià un github (et nous changerons si c’est inefficace) ;</text:p>
      <text:p text:style-name="P4">- Nous <text:span text:style-name="T1">avons</text:span> établis une norme de code commune :</text:p>
      <text:p text:style-name="P4"><text:tab/></text:p>
      <text:p text:style-name="P4"><text:tab/>1) Chaque fonction sera commentée comme suit :</text:p>
      <text:p text:style-name="P4"><text:tab/><text:tab/>/** </text:p>
      <text:p text:style-name="P4"><text:tab/><text:tab/>* Ma fonction : descriptif de la fonction</text:p>
      <text:p text:style-name="P4"><text:tab/><text:tab/>* descriptif des entrées</text:p>
      <text:p text:style-name="P4"><text:tab/><text:tab/>* descriptif des sorties</text:p>
      <text:p text:style-name="P4"><text:tab/><text:tab/>* effets de bord ?</text:p>
      <text:p text:style-name="P4"><text:tab/><text:tab/>* auteur</text:p>
      <text:p text:style-name="P4"><text:tab/><text:tab/>* éventuellement, version</text:p>
      <text:p text:style-name="P4"><text:tab/><text:tab/>*/</text:p>
      <text:p text:style-name="P4"/>
      <text:p text:style-name="P4"><text:tab/>2) Nous tenterons d’être particulièrement explicite au niveau des déclarations de <text:tab/>variables <text:tab/><text:span text:style-name="T1">(tant dans le nomage que dans le type, le plus précis possible) .</text:span></text:p>
      <text:p text:style-name="P4"/>
      <text:p text:style-name="P4">- <text:span text:style-name="T1">nous tenterons de créer les tests avant d’implémenter la fonction correspondante (par soucis d’efficacité) ;</text:span></text:p>
      <text:p text:style-name="P4">- <text:span text:style-name="T1">A prioris, nous distribuerons plutôt les rôles de développement à Aymerick, Mohamet et Adel et plutôt le rôle de test à Corentin. Enver effectuera l’un ou l’autre en fonction des besoins ;</text:span></text:p>
      <text:p text:style-name="P4">- <text:span text:style-name="T1">Corentin assumera (dans un premier temps du moins) le rôle de référent (aspect organisationel) et tiendra ce journal à jour.</text:span></text:p>
      <text:p text:style-name="P5"/>
      <text:p text:style-name="P5">Répartion des <text:span text:style-name="T2">premières </text:span>tâches :</text:p>
      <text:p text:style-name="P5">Enver, Adel, Eymerick : dévelo<text:span text:style-name="T2">ppement des fonctions des fichiers register et memory.</text:span></text:p>
      <text:p text:style-name="P7">Mohamet : création et paramètrage du github.</text:p>
      <text:p text:style-name="P7">Corentin : création du journal, création des premiers tests (<text:span text:style-name="T3">register et memory</text:span>).</text:p>
      <text:p text:style-name="P7"/>
      <text:p text:style-name="P2">Mardi 19 décembre :</text:p>
      <text:p text:style-name="P8"/>
      <text:p text:style-name="P8">Nous avançons sur les deux premiers fichiers.c. La difficulté à comprendre le squelette du code et à extraire les informations nécessaires dans la doc <text:span text:style-name="T4">est source de ralentissement</text:span>, en conséquence de quoi nous avons finalement décidé de nous mettre parfois à deux sur une même fonction, avec l’objectif de pouvoir tester (testouiller) à la main nos premiers fichiers le plus vite possible.</text:p>
      <text:p text:style-name="P8"/>
      <text:p text:style-name="P8">Enver, Adel, Mohamet, Eymerick et parfois Corentin s’occupent de memory et register.</text:p>
      <text:p text:style-name="P8"/>
      <text:p text:style-name="P8">Le github est créé.</text:p>
      <text:p text:style-name="P8"/>
      <text:p text:style-name="P8">Corentin continue d’implémenter un script d’automatisation de tests en shell sur le même modèle que Junit un java.</text:p>
      <text:p text:style-name="P8"/>
      <text:p text:style-name="P2">Mercredi 20 décembre :</text:p>
      <text:p text:style-name="P8"/>
      <text:p text:style-name="P8">Nous avons aujourd’hui terminé register et memory (qui fonctionnent sur les exemples fournis).</text:p>
      <text:p text:style-name="P8"><text:soft-page-break/>Nous attaquons donc les fichiers suivant. Le modèle de répartition des tâches est simple : le premier arrivé, ou le premier à avoir terminé son ancienne tâche, choisis la fonction qu’il souhaite faire parmis l’ensemble des fonctions <text:span text:style-name="T4">encore non réalisées</text:span>.</text:p>
      <text:p text:style-name="P8"/>
      <text:p text:style-name="P8">De plus, nous avons décid<text:span text:style-name="T4">é</text:span> <text:span text:style-name="T4">abandonner</text:span> le script d’automatisation de tests au profit de l’outil cunit (que nous avons découvert hier soir).</text:p>
      <text:p text:style-name="P8"/>
      <text:p text:style-name="P2">Jeudi 21 décembre :</text:p>
      <text:p text:style-name="P8"/>
      <text:p text:style-name="P8">Le codage des différentes <text:span text:style-name="T4">instructions</text:span> avance. Souvent, certains points de la documentation nous bloquent et nous décidons alors de nous mettre à plusieurs (deux ou trois) sur une même fonction pour avancer plus vite. Dès lors, répartir <text:span text:style-name="T4">strictement le partage du développement n’a plus trop de sens. Nous gardons le même modèle de répartition des tâches mais espérons que l’habitude de la doc et du projet nous rendra de plus en plus efficace et nous permettra de bosser à 5, sur 5 tâches différentes.</text:span></text:p>
      <text:p text:style-name="P8"/>
      <text:p text:style-name="P9">Notons par ailleurs que les soucis avec le serveur Mandelbroth depuis plusieurs jours nous ralentissent (car nous avons attribués certaines erreurs à notre code ou à notre façon de faire alors qu’il s’agissait en réalité d’un problème propre au serveur). Nous avons aussi dû stopper la mise en place des tests car cunit demande une modification du fichier make pour s’installer, chose déconseillée en l’étât actuel de Mandelbroth.</text:p>
      <text:p text:style-name="P9"/>
      <text:p text:style-name="P3">Vendredi 22 décembre :</text:p>
      <text:p text:style-name="P9"/>
      <text:p text:style-name="P9"/>
      <text:p text:style-name="P12">Lundi 8 janvier :</text:p>
      <text:p text:style-name="P11"/>
      <text:p text:style-name="P11">Aujourd’hui, nous avons corrigé de nombreux bug et restructuré le code : de nombreuses instructions sont maintenant dans data processing.</text:p>
      <text:p text:style-name="P11">Les fonctions généralistes de contrôle des flags sont terminées.</text:p>
      <text:p text:style-name="P11">Après la revue de code, il est apparûs que :</text:p>
      <text:p text:style-name="P11">- nous devons factoriser d’avantage le code,</text:p>
      <text:p text:style-name="P11">- le structurer d’une manière plus logique,</text:p>
      <text:p text:style-name="P11">- nous interroger sur notre stratégie de tests. Quelle est la stratégie la plus pertinente compte-tenu du temps estimé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13:42:01.427639873</meta:creation-date>
    <dc:date>2018-01-09T09:50:24.839522554</dc:date>
    <meta:editing-duration>PT16M30S</meta:editing-duration>
    <meta:editing-cycles>5</meta:editing-cycles>
    <meta:generator>LibreOffice/5.1.6.2$Linux_X86_64 LibreOffice_project/10m0$Build-2</meta:generator>
    <meta:document-statistic meta:table-count="0" meta:image-count="0" meta:object-count="0" meta:page-count="2" meta:paragraph-count="43" meta:word-count="652" meta:character-count="3982" meta:non-whitespace-character-count="3350"/>
  </office:meta>
</office:document-meta>
</file>